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SelectionList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SelectionList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Ite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electionList.addItem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Item.generateSaxFragment( ContentHandler contentHandler ,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lectionListItem.SelectionListItem( Object valu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electionList.addItem( Object valu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electionList.StaticSelectionList(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ionListItem.SelectionListItem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ionListItem.SelectionListItem( Object value , XMLizabl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electionList.addItem( Object value , XMLizabl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